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spondingPropertyMaker.CorrespondingPropertyMaker( PropertyMaker baseMa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respondingPropertyMaker.setRelative( boolean rel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spondingPropertyMaker.setUseParent( boolean use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spondingPropertyMaker.setCorresponding( int lr_tb , int rl_tb , int tb_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rrespondingPropertyMaker.isCorrespondingForced( PropertyList property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rrespondingPropertyMaker.compute( PropertyList property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rrespondingPropertyMaker.getWMPropertyList( PropertyList p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